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0198" officeooo:paragraph-rsid="00110198"/>
    </style:style>
    <style:style style:name="T1" style:family="text">
      <style:text-properties officeooo:rsid="00110198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66ffff" loext:char-shading-value="0"/>
    </style:style>
    <style:style style:name="T4" style:family="text">
      <style:text-properties fo:background-color="#00cc33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ODALS <text:span text:style-name="T1">SIMPLE</text:span></text:p>
      <text:p text:style-name="P1"/>
      <text:h text:style-name="Heading_20_1" text:outline-level="1">HTML</text:h>
      <text:p text:style-name="P1"/>
      <text:p text:style-name="P1"><text:s text:c="8"/>&lt;div id="<text:span text:style-name="T2">modal-form</text:span>" class="modal fade" </text:p>
      <text:p text:style-name="P1"><text:s text:c="8"/>tabindex="-1" style="display: none; padding-right: 15px;"&gt;</text:p>
      <text:p text:style-name="P1"><text:s text:c="8"/>&lt;/div&gt;</text:p>
      <text:p text:style-name="P1"/>
      <text:h text:style-name="Heading_20_1" text:outline-level="1">JAVASCRIPT</text:h>
      <text:p text:style-name="P1"/>
      <text:p text:style-name="P1"><text:s text:c="4"/>function <text:span text:style-name="T3">new_modal_acmest_click</text:span>(x) {</text:p>
      <text:p text:style-name="P1"><text:s text:c="8"/>goto_lsdajax001(<text:span text:style-name="T4">'edit_acmest'</text:span>, [x], '<text:span text:style-name="T2">modal-form</text:span>','module/activityMesa/acm_AJAX.php');</text:p>
      <text:p text:style-name="P1"><text:s text:c="4"/>}</text:p>
      <text:p text:style-name="P1"/>
      <text:p text:style-name="P1"/>
      <text:h text:style-name="Heading_20_1" text:outline-level="1">PHP AJAX</text:h>
      <text:p text:style-name="P1"/>
      <text:p text:style-name="P1"/>
      <text:p text:style-name="P1"><text:s text:c="4"/>$content = "</text:p>
      <text:p text:style-name="P1"/>
      <text:p text:style-name="P1">&lt;a </text:p>
      <text:p text:style-name="P1"><text:s text:c="4"/>href=\"<text:span text:style-name="T3">?opcion=abrirOrders</text:span>\" role=\"button\" </text:p>
      <text:p text:style-name="P1"><text:s text:c="4"/>data-toggle=\"modal\" </text:p>
      <text:p text:style-name="P1"><text:s text:c="4"/>onclick=\"\" </text:p>
      <text:p text:style-name="P1"><text:s text:c="4"/>style=\"width: 80%; <text:s/>margin:10px; <text:s/>margin-left: 50px;\" class=\"btn <text:s/>btn-app radius-4 btn-success\"&gt;</text:p>
      <text:p text:style-name="P1"><text:s text:c="14"/>&lt;i class=\"ace-icon fa fa-pencil bigger-230\"&gt;&lt;/i&gt;</text:p>
      <text:p text:style-name="P1"><text:s text:c="14"/>Abrir Pedido </text:p>
      <text:p text:style-name="P1"><text:s/>&lt;/a&gt; ";</text:p>
      <text:p text:style-name="P1"/>
      <text:p text:style-name="P1"/>
      <text:p text:style-name="P1"><text:s text:c="4"/>echo $ACTIVITYMESA-&gt;modal_content_view($content);</text:p>
      <text:p text:style-name="P1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tagora </meta:initial-creator>
    <meta:creation-date>2016-08-09T03:19:04.725127316</meta:creation-date>
    <dc:date>2016-08-09T03:51:18.147723709</dc:date>
    <dc:creator>pitagora </dc:creator>
    <meta:editing-duration>PT17M3S</meta:editing-duration>
    <meta:editing-cycles>1</meta:editing-cycles>
    <meta:document-statistic meta:table-count="0" meta:image-count="0" meta:object-count="0" meta:page-count="1" meta:paragraph-count="21" meta:word-count="51" meta:character-count="672" meta:non-whitespace-character-count="535"/>
    <meta:generator>LibreOffice/4.3.3.2$Linux_X86_64 LibreOffice_project/430m0$Build-2</meta:generator>
  </office:meta>
</office:document-meta>
</file>